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8080" draw:textarea-horizontal-align="center" draw:textarea-vertical-align="middle"/>
    </style:style>
    <style:style style:name="gr2" style:family="graphic" style:parent-style-name="standard">
      <style:graphic-properties draw:fill-color="#00ff00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T1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5cm" svg:height="1cm" svg:x="11.381cm" svg:y="2.219cm">
          <text:p text:style-name="P1">G(S)</text:p>
        </draw:rect>
        <draw:rect draw:style-name="gr2" draw:text-style-name="P1" draw:layer="layout" svg:width="3.5cm" svg:height="1cm" svg:x="5.881cm" svg:y="2.219cm">
          <text:p text:style-name="P1">K</text:p>
        </draw:rect>
        <draw:custom-shape draw:style-name="gr3" draw:text-style-name="P2" draw:layer="layout" svg:width="0.5cm" svg:height="0.5cm" svg:x="3.881cm" svg:y="2.5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2" draw:layer="layout" svg:x1="4.381cm" svg:y1="2.719cm" svg:x2="5.881cm" svg:y2="2.719cm">
          <text:p/>
        </draw:line>
        <draw:line draw:style-name="gr4" draw:text-style-name="P2" draw:layer="layout" svg:x1="9.381cm" svg:y1="2.719cm" svg:x2="11.381cm" svg:y2="2.719cm">
          <text:p/>
        </draw:line>
        <draw:line draw:style-name="gr4" draw:text-style-name="P2" draw:id="id1" draw:layer="layout" svg:x1="14.881cm" svg:y1="2.719cm" svg:x2="16.881cm" svg:y2="2.719cm">
          <text:p/>
        </draw:line>
        <draw:connector draw:style-name="gr5" draw:text-style-name="P2" draw:layer="layout" draw:line-skew="6.35cm" svg:x1="15.881cm" svg:y1="2.719cm" svg:x2="4.181cm" svg:y2="4.019cm" draw:start-shape="id1" draw:start-glue-point="0" draw:end-shape="id2" draw:end-glue-point="2">
          <text:p/>
        </draw:connector>
        <draw:line draw:style-name="gr4" draw:text-style-name="P2" draw:id="id2" draw:layer="layout" svg:x1="4.181cm" svg:y1="4.019cm" svg:x2="4.181cm" svg:y2="3.019cm">
          <text:p/>
        </draw:line>
        <draw:line draw:style-name="gr4" draw:text-style-name="P2" draw:layer="layout" svg:x1="2.381cm" svg:y1="2.719cm" svg:x2="3.881cm" svg:y2="2.719cm">
          <text:p/>
        </draw:line>
        <draw:line draw:style-name="gr5" draw:text-style-name="P2" draw:layer="layout" svg:x1="3.481cm" svg:y1="3.419cm" svg:x2="3.946cm" svg:y2="3.419cm">
          <text:p/>
        </draw:line>
        <draw:custom-shape draw:style-name="gr6" draw:text-style-name="P3" draw:layer="layout" svg:width="3.5cm" svg:height="1cm" svg:x="3.981cm" svg:y="0.919cm">
          <text:p text:style-name="P1"><text:span text:style-name="T1">可调参数</text:span></text:p>
          <draw:enhanced-geometry svg:viewBox="0 0 21600 21600" draw:text-areas="800 800 20800 20800" draw:type="round-rectangular-callout" draw:modifiers="20211.8251928021 30317.6823176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11cm" svg:height="2cm" svg:x="4.381cm" svg:y="5.919cm">
          <text:p text:style-name="P4"><text:span text:style-name="T1"><text:s text:c="5"/></text:span><text:span text:style-name="T1">稳定性： <text:s/>劳斯表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6" draw:text-style-name="P5" draw:layer="layout" svg:width="11cm" svg:height="2cm" svg:x="4.381cm" svg:y="8.419cm">
          <text:p text:style-name="P4"><text:span text:style-name="T1"><text:s text:c="3"/></text:span><text:span text:style-name="T1">稳态性能： <text:s/>稳态误差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6" draw:text-style-name="P5" draw:layer="layout" svg:width="11cm" svg:height="2cm" svg:x="4.381cm" svg:y="10.919cm">
          <text:p text:style-name="P4"><text:span text:style-name="T1"><text:s text:c="4"/></text:span><text:span text:style-name="T1">动态性能： <text:s/>超调量、调节时间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7" draw:layer="layout" svg:width="0.2cm" svg:height="0.482cm" svg:x="9.054cm" svg:y="6.5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2cm" svg:height="0.482cm" svg:x="9.054cm" svg:y="7.0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8" draw:text-style-name="P1" draw:layer="layout" svg:width="1.5cm" svg:height="1cm" svg:x="1.881cm" svg:y="1.419cm">
          <text:p text:style-name="P1">R(S)</text:p>
        </draw:rect>
        <draw:rect draw:style-name="gr8" draw:text-style-name="P1" draw:layer="layout" svg:width="1.5cm" svg:height="1cm" svg:x="15.381cm" svg:y="1.419cm">
          <text:p text:style-name="P1">C(S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4T17:58:21</meta:creation-date>
    <dc:date>2013-03-04T14:43:38</dc:date>
    <dc:language>en-US</dc:language>
    <meta:editing-cycles>5</meta:editing-cycles>
    <meta:editing-duration>PT43M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/>
</file>